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C0000042035AF623289C1A6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7cm" svg:height="20.999cm" svg:x="0cm" svg:y="0.034cm">
          <draw:image xlink:href="Pictures/10000201000002DC0000042035AF623289C1A6A8.png" xlink:type="simple" xlink:show="embed" xlink:actuate="onLoad">
            <text:p/>
          </draw:image>
        </draw:frame>
        <draw:frame draw:style-name="gr1" draw:text-style-name="P1" draw:layer="layout" svg:width="14.03cm" svg:height="20.999cm" svg:x="13.97cm" svg:y="0.035cm">
          <draw:image xlink:href="Pictures/10000201000002DC0000042035AF623289C1A6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8:20:35.656026986</meta:creation-date>
    <dc:date>2018-11-20T17:13:12.854099726</dc:date>
    <meta:editing-duration>PT3M16S</meta:editing-duration>
    <meta:editing-cycles>2</meta:editing-cycles>
    <meta:generator>LibreOffice/5.4.6.2$Linux_X86_64 LibreOffice_project/40m0$Build-2</meta:generator>
    <meta:document-statistic meta:object-count="25"/>
  </office:meta>
</office:document-meta>
</file>